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2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wrap-option="wrap" fo:border="0.06pt solid #000000"/>
      <style:text-properties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>
      <style:table-cell-properties fo:wrap-option="wrap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 style:data-style-name="N30">
      <style:table-cell-properties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dotted #000000" fo:background-color="#fff200" style:text-align-source="fix" style:repeat-content="false" fo:border-left="0.06pt solid #000000" fo:border-right="0.06pt dotted #000000" fo:border-top="0.06pt solid #000000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dotted #000000" style:text-align-source="fix" style:repeat-content="false" fo:border-left="0.06pt solid #000000" fo:border-right="0.06pt dotted #000000" fo:border-top="0.06pt dotted #000000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dotted #000000" fo:border-top="0.06pt dotted #000000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dotted #000000" style:text-align-source="fix" style:repeat-content="false" fo:background-color="transparent" fo:border-left="0.06pt dotted #000000" fo:border-right="0.06pt dotted #000000" fo:border-top="0.06pt solid #000000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dc578" style:text-align-source="fix" style:repeat-content="false" fo:border="0.06pt dotted #000000"/>
      <style:paragraph-properties fo:text-align="center" fo:margin-left="0pt"/>
      <style:text-properties style:use-window-font-color="true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0.06pt dotted #000000"/>
      <style:paragraph-properties fo:text-align="center" fo:margin-left="0pt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/>
      <style:paragraph-properties fo:text-align="center" fo:margin-left="0pt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dotted #000000" style:text-align-source="fix" style:repeat-content="false" fo:border-left="0.06pt dotted #000000" fo:border-right="0.06pt dotted #000000" fo:border-top="0.06pt solid #000000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cf3834" style:text-align-source="fix" style:repeat-content="false" fo:border="0.06pt dotted #000000"/>
      <style:paragraph-properties fo:text-align="center" fo:margin-left="0pt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adc5e7" style:text-align-source="fix" style:repeat-content="false" fo:border="0.06pt dotted #000000"/>
      <style:paragraph-properties fo:text-align="center" fo:margin-left="0pt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add58a" style:text-align-source="fix" style:repeat-content="false" fo:border="0.06pt dotted #000000"/>
      <style:paragraph-properties fo:text-align="center"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826aaf" style:text-align-source="fix" style:repeat-content="false" fo:border="0.06pt dotted #000000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8f187c" style:text-align-source="fix" style:repeat-content="false" fo:border="0.06pt dotted #000000"/>
      <style:paragraph-properties fo:text-align="center" fo:margin-left="0pt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ackground-color="transparent" fo:border="0.06pt dotted #000000"/>
      <style:paragraph-properties fo:text-align="center" fo:margin-left="0pt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9d85be" style:text-align-source="fix" style:repeat-content="false" fo:border="0.06pt dotted #000000"/>
      <style:paragraph-properties fo:text-align="center" fo:margin-left="0pt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1b75bc" style:text-align-source="fix" style:repeat-content="false" fo:border="0.06pt dotted #000000"/>
      <style:paragraph-properties fo:text-align="center" fo:margin-left="0pt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fff200" style:text-align-source="fix" style:repeat-content="false" fo:border="0.06pt dotted #000000"/>
      <style:paragraph-properties fo:text-align="center" fo:margin-left="0pt"/>
      <style:text-properties fo:color="#fff200" fo:font-size="8pt" style:font-size-asian="8pt" style:font-size-complex="8pt"/>
    </style:style>
    <style:style style:name="ce27" style:family="table-cell" style:parent-style-name="Default">
      <style:table-cell-properties fo:background-color="#94070a" style:text-align-source="fix" style:repeat-content="false" fo:border="0.06pt dotted #000000"/>
      <style:paragraph-properties fo:text-align="center" fo:margin-left="0pt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95231f" style:text-align-source="fix" style:repeat-content="false" fo:border="0.06pt dotted #000000"/>
      <style:paragraph-properties fo:text-align="center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fffbcc" style:text-align-source="fix" style:repeat-content="false" fo:border="0.06pt dotted #000000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bc312e" style:text-align-source="fix" style:repeat-content="false" fo:border="0.06pt dotted #000000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ccbe00" style:text-align-source="fix" style:repeat-content="false" fo:border="0.06pt dotted #000000"/>
      <style:paragraph-properties fo:text-align="center" fo:margin-left="0pt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solid #000000"/>
      <style:paragraph-properties fo:text-align="center" fo:margin-left="0pt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/>
      <style:paragraph-properties fo:text-align="center" fo:margin-left="0pt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6pt solid #000000" fo:background-color="#000000" style:text-align-source="fix" style:repeat-content="false" fo:border-left="0.06pt dotted #000000" fo:border-right="0.06pt solid #000000" fo:border-top="0.06pt dotted #000000"/>
      <style:paragraph-properties fo:text-align="center" fo:margin-left="0pt"/>
      <style:text-properties fo:font-size="8pt" style:font-size-asian="8pt" style:font-size-complex="8pt"/>
    </style:style>
    <style:style style:name="ce3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1" table:default-cell-style-name="ce6"/>
        <table:table-column table:style-name="co3" table:number-columns-repeated="7" table:default-cell-style-name="Default"/>
        <table:table-row table:style-name="ro1">
          <table:table-cell table:number-columns-repeated="29"/>
        </table:table-row>
        <table:table-row table:style-name="ro2">
          <table:table-cell table:style-name="ce2" office:value-type="string" calcext:value-type="string">
            <text:p>Activity</text:p>
          </table:table-cell>
          <table:table-cell table:style-name="ce7" office:value-type="string" calcext:value-type="string" table:number-columns-spanned="21" table:number-rows-spanned="1">
            <text:p>Date</text:p>
          </table:table-cell>
          <table:covered-table-cell table:number-columns-repeated="20" table:style-name="ce12"/>
          <table:table-cell table:number-columns-repeated="7"/>
        </table:table-row>
        <table:table-row table:style-name="ro1">
          <table:table-cell table:style-name="ce3"/>
          <table:table-cell table:style-name="ce8" office:value-type="date" office:date-value="2019-01-01" calcext:value-type="date">
            <text:p>1/1/19</text:p>
          </table:table-cell>
          <table:table-cell table:style-name="ce8" office:value-type="date" office:date-value="2019-01-07" calcext:value-type="date">
            <text:p>1/7/19</text:p>
          </table:table-cell>
          <table:table-cell table:style-name="ce8" office:value-type="date" office:date-value="2019-01-13" calcext:value-type="date">
            <text:p>1/13/19</text:p>
          </table:table-cell>
          <table:table-cell table:style-name="ce8" office:value-type="date" office:date-value="2019-01-19" calcext:value-type="date">
            <text:p>1/19/19</text:p>
          </table:table-cell>
          <table:table-cell table:style-name="ce8" office:value-type="date" office:date-value="2019-01-25" calcext:value-type="date">
            <text:p>1/25/19</text:p>
          </table:table-cell>
          <table:table-cell table:style-name="ce8" office:value-type="date" office:date-value="2019-01-31" calcext:value-type="date">
            <text:p>1/31/19</text:p>
          </table:table-cell>
          <table:table-cell table:style-name="ce8" office:value-type="date" office:date-value="2019-02-06" calcext:value-type="date">
            <text:p>2/6/19</text:p>
          </table:table-cell>
          <table:table-cell table:style-name="ce8" office:value-type="date" office:date-value="2019-02-12" calcext:value-type="date">
            <text:p>2/12/19</text:p>
          </table:table-cell>
          <table:table-cell table:style-name="ce8" office:value-type="date" office:date-value="2019-02-18" calcext:value-type="date">
            <text:p>2/18/19</text:p>
          </table:table-cell>
          <table:table-cell table:style-name="ce8" office:value-type="date" office:date-value="2019-02-24" calcext:value-type="date">
            <text:p>2/24/19</text:p>
          </table:table-cell>
          <table:table-cell table:style-name="ce8" office:value-type="date" office:date-value="2019-03-02" calcext:value-type="date">
            <text:p>3/2/19</text:p>
          </table:table-cell>
          <table:table-cell table:style-name="ce8" office:value-type="date" office:date-value="2019-03-08" calcext:value-type="date">
            <text:p>3/8/19</text:p>
          </table:table-cell>
          <table:table-cell table:style-name="ce8" office:value-type="date" office:date-value="2019-03-14" calcext:value-type="date">
            <text:p>3/14/19</text:p>
          </table:table-cell>
          <table:table-cell table:style-name="ce8" office:value-type="date" office:date-value="2019-03-20" calcext:value-type="date">
            <text:p>3/20/19</text:p>
          </table:table-cell>
          <table:table-cell table:style-name="ce8" office:value-type="date" office:date-value="2019-03-26" calcext:value-type="date">
            <text:p>3/26/19</text:p>
          </table:table-cell>
          <table:table-cell table:style-name="ce8" office:value-type="date" office:date-value="2019-04-01" calcext:value-type="date">
            <text:p>4/1/19</text:p>
          </table:table-cell>
          <table:table-cell table:style-name="ce8" office:value-type="date" office:date-value="2019-04-07" calcext:value-type="date">
            <text:p>4/7/19</text:p>
          </table:table-cell>
          <table:table-cell table:style-name="ce8" office:value-type="date" office:date-value="2019-04-13" calcext:value-type="date">
            <text:p>4/13/19</text:p>
          </table:table-cell>
          <table:table-cell table:style-name="ce8" office:value-type="date" office:date-value="2019-04-19" calcext:value-type="date">
            <text:p>4/19/19</text:p>
          </table:table-cell>
          <table:table-cell table:style-name="ce8" office:value-type="date" office:date-value="2019-04-25" calcext:value-type="date">
            <text:p>4/25/19</text:p>
          </table:table-cell>
          <table:table-cell table:style-name="ce8" office:value-type="date" office:date-value="2019-05-01" calcext:value-type="date">
            <text:p>5/1/19</text:p>
          </table:table-cell>
          <table:table-cell table:style-name="ce35" table:number-columns-repeated="7"/>
        </table:table-row>
        <table:table-row table:style-name="ro3">
          <table:table-cell table:style-name="ce4" office:value-type="string" calcext:value-type="string">
            <text:p>Christmas break</text:p>
          </table:table-cell>
          <table:table-cell table:style-name="ce9"/>
          <table:table-cell table:style-name="ce13"/>
          <table:table-cell table:style-name="ce17" table:number-columns-repeated="18"/>
          <table:table-cell table:style-name="ce32"/>
          <table:table-cell table:number-columns-repeated="7"/>
        </table:table-row>
        <table:table-row table:style-name="ro4">
          <table:table-cell table:style-name="ce5" office:value-type="string" calcext:value-type="string">
            <text:p>Prototyping and development</text:p>
          </table:table-cell>
          <table:table-cell table:style-name="ce10"/>
          <table:table-cell table:style-name="ce14"/>
          <table:table-cell table:style-name="ce15" table:number-columns-repeated="18"/>
          <table:table-cell table:style-name="ce33"/>
          <table:table-cell table:number-columns-repeated="7"/>
        </table:table-row>
        <table:table-row table:style-name="ro4">
          <table:table-cell table:style-name="ce4" office:value-type="string" calcext:value-type="string">
            <text:p>Semester 1 exam period</text:p>
          </table:table-cell>
          <table:table-cell table:style-name="ce10"/>
          <table:table-cell table:style-name="ce15"/>
          <table:table-cell table:style-name="ce18" table:number-columns-repeated="3"/>
          <table:table-cell table:style-name="ce15" table:number-columns-repeated="15"/>
          <table:table-cell table:style-name="ce33"/>
          <table:table-cell table:number-columns-repeated="7"/>
        </table:table-row>
        <table:table-row table:style-name="ro4">
          <table:table-cell table:style-name="ce5" office:value-type="string" calcext:value-type="string">
            <text:p>Background research</text:p>
          </table:table-cell>
          <table:table-cell table:style-name="ce10"/>
          <table:table-cell table:style-name="ce15" table:number-columns-repeated="4"/>
          <table:table-cell table:style-name="ce19" table:number-columns-repeated="2"/>
          <table:table-cell table:style-name="ce15" table:number-columns-repeated="13"/>
          <table:table-cell table:style-name="ce33"/>
          <table:table-cell table:number-columns-repeated="7"/>
        </table:table-row>
        <table:table-row table:style-name="ro3">
          <table:table-cell table:style-name="ce5" office:value-type="string" calcext:value-type="string">
            <text:p>Early prototyping</text:p>
          </table:table-cell>
          <table:table-cell table:style-name="ce10"/>
          <table:table-cell table:style-name="ce15" table:number-columns-repeated="6"/>
          <table:table-cell table:style-name="ce20" table:number-columns-repeated="2"/>
          <table:table-cell table:style-name="ce15" table:number-columns-repeated="11"/>
          <table:table-cell table:style-name="ce33"/>
          <table:table-cell table:number-columns-repeated="7"/>
        </table:table-row>
        <table:table-row table:style-name="ro3">
          <table:table-cell table:style-name="ce5" office:value-type="string" calcext:value-type="string">
            <text:p>Sprint 1</text:p>
          </table:table-cell>
          <table:table-cell table:style-name="ce10"/>
          <table:table-cell table:style-name="ce15" table:number-columns-repeated="8"/>
          <table:table-cell table:style-name="ce21" table:number-columns-repeated="2"/>
          <table:table-cell table:style-name="ce15" table:number-columns-repeated="9"/>
          <table:table-cell table:style-name="ce33"/>
          <table:table-cell table:number-columns-repeated="7"/>
        </table:table-row>
        <table:table-row table:style-name="ro3">
          <table:table-cell table:style-name="ce5" office:value-type="string" calcext:value-type="string">
            <text:p>Sprint 2</text:p>
          </table:table-cell>
          <table:table-cell table:style-name="ce10"/>
          <table:table-cell table:style-name="ce15" table:number-columns-repeated="10"/>
          <table:table-cell table:style-name="ce22"/>
          <table:table-cell table:style-name="ce23"/>
          <table:table-cell table:style-name="ce15" table:number-columns-repeated="7"/>
          <table:table-cell table:style-name="ce33"/>
          <table:table-cell table:number-columns-repeated="7"/>
        </table:table-row>
        <table:table-row table:style-name="ro3">
          <table:table-cell table:style-name="ce5" office:value-type="string" calcext:value-type="string">
            <text:p>Sprint 3</text:p>
          </table:table-cell>
          <table:table-cell table:style-name="ce10"/>
          <table:table-cell table:style-name="ce15" table:number-columns-repeated="11"/>
          <table:table-cell table:style-name="ce24" table:number-columns-repeated="2"/>
          <table:table-cell table:style-name="ce15" table:number-columns-repeated="6"/>
          <table:table-cell table:style-name="ce33"/>
          <table:table-cell table:number-columns-repeated="7"/>
        </table:table-row>
        <table:table-row table:style-name="ro3">
          <table:table-cell table:style-name="ce5" office:value-type="string" calcext:value-type="string">
            <text:p>Sprint 4</text:p>
          </table:table-cell>
          <table:table-cell table:style-name="ce10"/>
          <table:table-cell table:style-name="ce15" table:number-columns-repeated="13"/>
          <table:table-cell table:style-name="ce21"/>
          <table:table-cell table:style-name="ce15" table:number-columns-repeated="5"/>
          <table:table-cell table:style-name="ce33"/>
          <table:table-cell table:number-columns-repeated="7"/>
        </table:table-row>
        <table:table-row table:style-name="ro3">
          <table:table-cell table:style-name="ce5" office:value-type="string" calcext:value-type="string">
            <text:p>Sprint 5</text:p>
          </table:table-cell>
          <table:table-cell table:style-name="ce10"/>
          <table:table-cell table:style-name="ce15" table:number-columns-repeated="14"/>
          <table:table-cell table:style-name="ce25"/>
          <table:table-cell table:style-name="ce15" table:number-columns-repeated="4"/>
          <table:table-cell table:style-name="ce33"/>
          <table:table-cell table:number-columns-repeated="7"/>
        </table:table-row>
        <table:table-row table:style-name="ro3">
          <table:table-cell table:style-name="ce5" office:value-type="string" calcext:value-type="string">
            <text:p>Evaluation</text:p>
          </table:table-cell>
          <table:table-cell table:style-name="ce10"/>
          <table:table-cell table:style-name="ce15" table:number-columns-repeated="15"/>
          <table:table-cell table:style-name="ce26"/>
          <table:table-cell table:style-name="ce15" table:number-columns-repeated="3"/>
          <table:table-cell table:style-name="ce33"/>
          <table:table-cell table:number-columns-repeated="7"/>
        </table:table-row>
        <table:table-row table:style-name="ro3">
          <table:table-cell table:style-name="ce5" office:value-type="string" calcext:value-type="string">
            <text:p>Report writing</text:p>
          </table:table-cell>
          <table:table-cell table:style-name="ce10"/>
          <table:table-cell table:style-name="ce15" table:number-columns-repeated="15"/>
          <table:table-cell table:style-name="ce27"/>
          <table:table-cell table:style-name="ce28"/>
          <table:table-cell table:style-name="ce15" table:number-columns-repeated="2"/>
          <table:table-cell table:style-name="ce33"/>
          <table:table-cell table:number-columns-repeated="7"/>
        </table:table-row>
        <table:table-row table:style-name="ro3">
          <table:table-cell table:style-name="ce4" office:value-type="string" calcext:value-type="string">
            <text:p>Easter break</text:p>
          </table:table-cell>
          <table:table-cell table:style-name="ce10"/>
          <table:table-cell table:style-name="ce15" table:number-columns-repeated="16"/>
          <table:table-cell table:style-name="ce29" table:number-columns-repeated="2"/>
          <table:table-cell table:style-name="ce15"/>
          <table:table-cell table:style-name="ce33"/>
          <table:table-cell table:number-columns-repeated="7"/>
        </table:table-row>
        <table:table-row table:style-name="ro3">
          <table:table-cell table:style-name="ce5" office:value-type="string" calcext:value-type="string">
            <text:p>Report writing</text:p>
          </table:table-cell>
          <table:table-cell table:style-name="ce10"/>
          <table:table-cell table:style-name="ce15" table:number-columns-repeated="18"/>
          <table:table-cell table:style-name="ce30"/>
          <table:table-cell table:style-name="ce33"/>
          <table:table-cell table:number-columns-repeated="7"/>
        </table:table-row>
        <table:table-row table:style-name="ro3">
          <table:table-cell table:style-name="ce5" office:value-type="string" calcext:value-type="string">
            <text:p>Finalizing</text:p>
          </table:table-cell>
          <table:table-cell table:style-name="ce10"/>
          <table:table-cell table:style-name="ce15" table:number-columns-repeated="18"/>
          <table:table-cell table:style-name="ce31"/>
          <table:table-cell table:style-name="ce33"/>
          <table:table-cell table:number-columns-repeated="7"/>
        </table:table-row>
        <table:table-row table:style-name="ro4">
          <table:table-cell table:style-name="ce4" office:value-type="string" calcext:value-type="string">
            <text:p>Final report submission</text:p>
          </table:table-cell>
          <table:table-cell table:style-name="ce11"/>
          <table:table-cell table:style-name="ce16" table:number-columns-repeated="19"/>
          <table:table-cell table:style-name="ce34"/>
          <table:table-cell table:number-columns-repeated="7"/>
        </table:table-row>
        <table:table-row table:style-name="ro1" table:number-rows-repeated="1048556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fo:margin-top="0pt" fo:margin-bottom="0pt" fo:margin-left="0pt" fo:margin-right="0pt" style:shadow="none" style:scale-to="95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00:54:49.216345839</meta:creation-date>
    <dc:date>2019-04-25T01:19:30.325448766</dc:date>
    <meta:editing-duration>PT2M27S</meta:editing-duration>
    <meta:editing-cycles>1</meta:editing-cycles>
    <meta:document-statistic meta:table-count="1" meta:cell-count="39" meta:object-count="0"/>
    <meta:generator>LibreOffice/6.0.7.3$Linux_X86_64 LibreOffice_project/00m0$Build-3</meta:generator>
  </office:meta>
</office:document-meta>
</file>